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397a" officeooo:paragraph-rsid="0017397a"/>
    </style:style>
    <style:style style:name="P2" style:family="paragraph" style:parent-style-name="Standard">
      <style:text-properties officeooo:rsid="0017397a" officeooo:paragraph-rsid="0017397a"/>
    </style:style>
    <style:style style:name="P3" style:family="paragraph" style:parent-style-name="Standard">
      <style:text-properties officeooo:rsid="0017397a" officeooo:paragraph-rsid="002094b7"/>
    </style:style>
    <style:style style:name="P4" style:family="paragraph" style:parent-style-name="Standard">
      <style:text-properties officeooo:rsid="0017397a" officeooo:paragraph-rsid="0022ea37"/>
    </style:style>
    <style:style style:name="P5" style:family="paragraph" style:parent-style-name="Standard">
      <style:text-properties officeooo:rsid="001a42c8" officeooo:paragraph-rsid="001a42c8"/>
    </style:style>
    <style:style style:name="P6" style:family="paragraph" style:parent-style-name="Standard">
      <style:text-properties officeooo:rsid="001a42c8" officeooo:paragraph-rsid="001a85ad"/>
    </style:style>
    <style:style style:name="P7" style:family="paragraph" style:parent-style-name="Standard">
      <style:text-properties officeooo:rsid="001a85ad" officeooo:paragraph-rsid="001a85ad"/>
    </style:style>
    <style:style style:name="P8" style:family="paragraph" style:parent-style-name="Standard">
      <style:text-properties officeooo:rsid="001bf9b8" officeooo:paragraph-rsid="0017397a"/>
    </style:style>
    <style:style style:name="P9" style:family="paragraph" style:parent-style-name="Standard">
      <style:text-properties officeooo:rsid="001bf9b8" officeooo:paragraph-rsid="001bf9b8"/>
    </style:style>
    <style:style style:name="P10" style:family="paragraph" style:parent-style-name="Standard">
      <style:text-properties fo:font-weight="bold" officeooo:rsid="001bf9b8" officeooo:paragraph-rsid="001bf9b8" style:font-weight-asian="bold" style:font-weight-complex="bold"/>
    </style:style>
    <style:style style:name="P11" style:family="paragraph" style:parent-style-name="Standard">
      <style:text-properties fo:font-weight="bold" officeooo:rsid="002094b7" officeooo:paragraph-rsid="002094b7" style:font-weight-asian="bold" style:font-weight-complex="bold"/>
    </style:style>
    <style:style style:name="P12" style:family="paragraph" style:parent-style-name="Standard">
      <style:text-properties fo:font-weight="bold" officeooo:rsid="00219f4a" officeooo:paragraph-rsid="00219f4a" style:font-weight-asian="bold" style:font-weight-complex="bold"/>
    </style:style>
    <style:style style:name="P13" style:family="paragraph" style:parent-style-name="Standard">
      <style:text-properties fo:font-weight="bold" officeooo:rsid="0022ea37" officeooo:paragraph-rsid="0022ea37" style:font-weight-asian="bold" style:font-weight-complex="bold"/>
    </style:style>
    <style:style style:name="P14" style:family="paragraph" style:parent-style-name="Standard">
      <style:text-properties fo:font-weight="bold" officeooo:rsid="0027a772" officeooo:paragraph-rsid="0027a772" style:font-weight-asian="bold" style:font-weight-complex="bold"/>
    </style:style>
    <style:style style:name="P15" style:family="paragraph" style:parent-style-name="Standard">
      <style:text-properties fo:font-weight="bold" officeooo:rsid="001911b7" officeooo:paragraph-rsid="001911b7" style:font-weight-asian="bold" style:font-weight-complex="bold"/>
    </style:style>
    <style:style style:name="P16" style:family="paragraph" style:parent-style-name="Standard">
      <style:text-properties officeooo:rsid="001c1bc2" officeooo:paragraph-rsid="001c1bc2"/>
    </style:style>
    <style:style style:name="P17" style:family="paragraph" style:parent-style-name="Standard">
      <style:text-properties officeooo:rsid="001eb2b7" officeooo:paragraph-rsid="001eb2b7"/>
    </style:style>
    <style:style style:name="P18" style:family="paragraph" style:parent-style-name="Standard">
      <style:text-properties officeooo:rsid="002094b7" officeooo:paragraph-rsid="002094b7"/>
    </style:style>
    <style:style style:name="P19" style:family="paragraph" style:parent-style-name="Standard">
      <style:text-properties officeooo:rsid="00219f4a" officeooo:paragraph-rsid="002094b7"/>
    </style:style>
    <style:style style:name="P20" style:family="paragraph" style:parent-style-name="Standard">
      <style:text-properties officeooo:rsid="00219f4a" officeooo:paragraph-rsid="00219f4a"/>
    </style:style>
    <style:style style:name="P21" style:family="paragraph" style:parent-style-name="Standard">
      <style:text-properties officeooo:rsid="0022ea37" officeooo:paragraph-rsid="0022ea37"/>
    </style:style>
    <style:style style:name="P22" style:family="paragraph" style:parent-style-name="Standard">
      <style:text-properties officeooo:rsid="0022ea37" officeooo:paragraph-rsid="00249fa7"/>
    </style:style>
    <style:style style:name="P23" style:family="paragraph" style:parent-style-name="Standard">
      <style:text-properties officeooo:rsid="0022ea37" officeooo:paragraph-rsid="002563cb"/>
    </style:style>
    <style:style style:name="P24" style:family="paragraph" style:parent-style-name="Standard">
      <style:text-properties officeooo:rsid="002563cb" officeooo:paragraph-rsid="002563cb"/>
    </style:style>
    <style:style style:name="P25" style:family="paragraph" style:parent-style-name="Standard">
      <style:text-properties officeooo:rsid="002646f5" officeooo:paragraph-rsid="002646f5"/>
    </style:style>
    <style:style style:name="P26" style:family="paragraph" style:parent-style-name="Standard">
      <style:text-properties officeooo:rsid="0027a772" officeooo:paragraph-rsid="0027a772"/>
    </style:style>
    <style:style style:name="T1" style:family="text">
      <style:text-properties officeooo:rsid="001911b7"/>
    </style:style>
    <style:style style:name="T2" style:family="text">
      <style:text-properties officeooo:rsid="001a42c8"/>
    </style:style>
    <style:style style:name="T3" style:family="text">
      <style:text-properties officeooo:rsid="001a85ad"/>
    </style:style>
    <style:style style:name="T4" style:family="text">
      <style:text-properties officeooo:rsid="001c1bc2"/>
    </style:style>
    <style:style style:name="T5" style:family="text">
      <style:text-properties officeooo:rsid="001c40af"/>
    </style:style>
    <style:style style:name="T6" style:family="text">
      <style:text-properties officeooo:rsid="001d229c"/>
    </style:style>
    <style:style style:name="T7" style:family="text">
      <style:text-properties officeooo:rsid="00219f4a"/>
    </style:style>
    <style:style style:name="T8" style:family="text">
      <style:text-properties fo:font-weight="bold" style:font-weight-asian="bold" style:font-weight-complex="bold"/>
    </style:style>
    <style:style style:name="T9" style:family="text">
      <style:text-properties fo:font-weight="bold" officeooo:rsid="002563cb" style:font-weight-asian="bold" style:font-weight-complex="bold"/>
    </style:style>
    <style:style style:name="T10" style:family="text">
      <style:text-properties officeooo:rsid="0023b796"/>
    </style:style>
    <style:style style:name="T11" style:family="text">
      <style:text-properties officeooo:rsid="00249fa7"/>
    </style:style>
    <style:style style:name="T12" style:family="text">
      <style:text-properties officeooo:rsid="002563cb"/>
    </style:style>
    <style:style style:name="T13" style:family="text">
      <style:text-properties officeooo:rsid="001739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rsiapan menjadi orang tua</text:p>
      <text:p text:style-name="P1"/>
      <text:p text:style-name="P1"><text:span text:style-name="T2">Pasangan</text:span> yang akan menikah harus menonton video ini. <text:s/>Ini merupakan hal yang sangat basic <text:span text:style-name="T2">atau dasar. Yaitu p</text:span>ersiapan untuk menjadi orang tua.</text:p>
      <text:p text:style-name="P1"/>
      <text:p text:style-name="P1">1. Masa kehamilan</text:p>
      <text:p text:style-name="P1"/>
      <text:p text:style-name="P1"><text:span text:style-name="T2">A</text:span>nda harus tau, begitu istri anda positif hamil. Janin <text:span text:style-name="T2">didalam kandungan nya </text:span>sudah memiliki jiwa. <text:span text:style-name="T2">Jadi t</text:span>olong jangan asal <text:span text:style-name="T2">atau salah bicara</text:span>, <text:span text:style-name="T2">tapi </text:span>jaga<text:span text:style-name="T2">lah </text:span>perasaan istri <text:span text:style-name="T2">Anda. </text:span></text:p>
      <text:p text:style-name="P1"/>
      <text:p text:style-name="P6">Usahakan ketika sudah berumah tangga, jangan tinggal bersama dengan mertua, lebih baik Anda menyewa rumah (ngontrak) atau nge kost. Kenapa? Karena untuk kebaikan keluarga kecil anda sendiri, ada sebagaian mertua yang ingin ikut campur urusan rumah tangga anak nya. <text:span text:style-name="T3">Sampai ke perkara yang sangat sederhana. </text:span></text:p>
      <text:p text:style-name="P6"/>
      <text:p text:style-name="P7">Misalnya ketika istri Anda sedang hamil, orang tua bilang; istri kamu kalo hamil itu males banget sih, kerjanya rebahan terus, gerak dong..</text:p>
      <text:p text:style-name="P7"/>
      <text:p text:style-name="P7">padahal dia nggak tahu kalo orang lagi hamil itu hormonal nya kacau dan suka uring-uringan. Untuk tidur aja ga nyaman. </text:p>
      <text:p text:style-name="P6"/>
      <text:p text:style-name="P6">Yang <text:span text:style-name="T3">mana kejadian diatas</text:span> dapat mengakibatkan ketidakharmonisan hubungan Anda dengan istri Anda sendiri <text:span text:style-name="T3">kan.</text:span></text:p>
      <text:p text:style-name="P6"/>
      <text:p text:style-name="P7">Maka sebaiknya jangan tinggal dengan mertua. Jaga masa kehamilan istri Anda.</text:p>
      <text:p text:style-name="P5"/>
      <text:p text:style-name="P10">Note: jaga perasaan istri saat hamil, janin sudah punya jiwa. Lebih baik untuk tidak tinggal dengan orang tua.</text:p>
      <text:p text:style-name="P8"/>
      <text:p text:style-name="P9"/>
      <text:p text:style-name="P9">2. Pasca kelahiran</text:p>
      <text:p text:style-name="P9"/>
      <text:p text:style-name="P9">ketika sudah melewati masa melahirkan, anak sudah mulai mengerti bahasa, sudah mengerti komunikasi. Anda sebagai orang tua tidak boleh ada dualisme. <text:span text:style-name="T4">Maksudnya adalah ketika</text:span> ayah bilang A sedangkan ibu bilang B</text:p>
      <text:p text:style-name="P9"/>
      <text:p text:style-name="P16">misalnya begini, ketika ibu sedang ngomong sesuatu dengan anak, nah kalau ayah nggak setuju, <text:span text:style-name="T5">ayah</text:span> jangan langsung ngomong <text:span text:style-name="T6">di waktu itu juga</text:span>, <text:span text:style-name="T6">tapi</text:span> tunggu nanti waktu yang tepat untuk ngomong berdua dengan istri, </text:p>
      <text:p text:style-name="P16"/>
      <text:p text:style-name="P16">“sayang tadi ngomong gitu sama anak, aku ga setuju loh kamu ngomong begitu sama anak.”</text:p>
      <text:p text:style-name="P16"/>
      <text:p text:style-name="P17">bukan yang langsung bilang “Gausah dengerin ibu, sini sama ayah aja..”</text:p>
      <text:p text:style-name="P17"/>
      <text:p text:style-name="P17">contoh lain misalnya: </text:p>
      <text:p text:style-name="P17">ibu tidak memboleh kan anaknya untuk keseringan makan cokelat, seminggu sekali aja misalnya, dan ketika itu ibu mendapati anaknya sedang ingin mengambil cokelat, “et et et jangan sayang, minggu depan yaa, kemarin sudah.” Ayah dateng, “gapapa, ibu pelit banget, makan aja nak.”</text:p>
      <text:p text:style-name="P17"/>
      <text:p text:style-name="P17"><text:soft-page-break/>nah yang seperti ini ga boleh terjadi, gaboleh ada dualisme. Hal ini ketika ada mertua akan semakin kacau, “Gausah dengan ibu kamu, ibu pelit emang, sama nenek aja sini, masa makan cokelat aja gaboleh.”</text:p>
      <text:p text:style-name="P17"/>
      <text:p text:style-name="P11">note: ketika anak sudah lahir, orang tua tidak boleh ada dualisme, kalau tidak setuju, sampaikan hanya ketika anda sedang berdua saja.</text:p>
      <text:p text:style-name="P8"/>
      <text:p text:style-name="P18">3. Tidak boleh bertengkar di depan anak</text:p>
      <text:p text:style-name="P18"/>
      <text:p text:style-name="P18">ini sangat tentu tidak boleh, menjaga pemahaman anak bahwa suatu hubungan atau relationship itu hal yang baik, pernikahan itu indah, hal itu harus dijaga!</text:p>
      <text:p text:style-name="P18"/>
      <text:p text:style-name="P18">Kalau pun ingin bertengkar, silahkan, tapi usahakan anak tidak dapat mendengar atau mengetahui hal itu.</text:p>
      <text:p text:style-name="P18"/>
      <text:p text:style-name="P18">Pertengkaran suami istri sangat tidak baik, apalagi jika disaksikan didepan anak sendiri. Penting nya <text:s/>menjaga hubungan <text:span text:style-name="T7">agar tetap harmonis adalah nomer wahid.</text:span></text:p>
      <text:p text:style-name="P18"/>
      <text:p text:style-name="P12">Note: tidak bertengkar didepan anak, supaya anak terjaga alam batinnya bahwa relationship itu baik.</text:p>
      <text:p text:style-name="P18"/>
      <text:p text:style-name="P3"><text:span text:style-name="T7">4</text:span>. <text:span text:style-name="T7">Waktu dilarang memarahi anak</text:span></text:p>
      <text:p text:style-name="P19"/>
      <text:p text:style-name="P20">pagi dan malam hari adalah waktu yang dilarang (haram hukumnya) untuk memarahi anak.</text:p>
      <text:p text:style-name="P20"/>
      <text:p text:style-name="P20">waktu subuh, anak anda yang baru bangun tidur, anda bentak, anda marahi, itu meninggalkan bekas luka yang sangat dalam, maka adalah istilah forgiving is not forgetting. </text:p>
      <text:p text:style-name="P20"/>
      <text:p text:style-name="P20">Anak nya mengatakan, “aku udah maafin ibuku sih, tapi kok gabisa lupa ya.” </text:p>
      <text:p text:style-name="P20"/>
      <text:p text:style-name="P20">karena anda memarahinya di subuh hari waktu itu.</text:p>
      <text:p text:style-name="P20"/>
      <text:p text:style-name="P20">Pada waktu malam juga, ketika sudah santai, jangan marahi anak, jangan bentak anak. Lalu muncul pertanyaan kapan waktu nya? Pagi ga boleh, malam juga ga boleh. Siang hari kita kerja.</text:p>
      <text:p text:style-name="P20"/>
      <text:p text:style-name="P20">Jadi begini, marah itu ada adab nya;</text:p>
      <text:p text:style-name="P20"><text:span text:style-name="T8">yang pertama</text:span>, kalau marah proporsional lah, anak melakukan kesalahan 2, tapi anda marah nya 10.</text:p>
      <text:p text:style-name="P20">marah boleh kok, intinya bagaimana cara kita meng-ekspresikan kemarahan kita, jangan berlebihan, misalnya;</text:p>
      <text:p text:style-name="P20"/>
      <text:p text:style-name="P20">ketika anak mendapat nilai jelek, “sayang kenapa bisa dapat nilai segini?! Coba jelaskan?!”</text:p>
      <text:p text:style-name="P20">itu juga marah. Tapi bukan marah yang “dasar anak bodoh, pemalas.. bla.. bla..” karena itu contoh marah yang berlebihan.</text:p>
      <text:p text:style-name="P20"/>
      <text:p text:style-name="P20"><text:span text:style-name="T8">Yang kedua</text:span>, ketika marah tolong jangan mengkait-kaitkan, contoh misalnya; </text:p>
      <text:p text:style-name="P20">sang kakak sedang salah nih, lalu salah nya adik, salahnya ayah ditumpahkan ke dia, “kamu kayak ayah kamu ya! Kamu itu kayak adik kamu ternyata ya!” Jangan mengait-ngaitkan. Termasuk jangan mengaitkan dengan kesalahan dia yang lalu. “kamu emang ga berubah, 2 tahun lalu kamu begitu, sekarang kamu begitu lagi!” gaboleh mengaitkan dengan kesalahan dia juga di masa lalu.</text:p>
      <text:p text:style-name="P20"><text:soft-page-break/>Itu adab dalam marah, kalau anda tidak menjaga adab ini, kasihan anak anda, dia akan menjadi pemarah berikutnya menyakiti cucu kamu.</text:p>
      <text:p text:style-name="P20"/>
      <text:p text:style-name="P13">Note: waktu subuh dan malam hari, haram hukumnya untuk memarahi anak. Apalagi membentak anak, karena daya serap saat subuh atau malam lebih cepat terekam.</text:p>
      <text:p text:style-name="P13">Marah proporsional, menjaga adab saat marah.</text:p>
      <text:p text:style-name="P3"/>
      <text:p text:style-name="P21">5. Membanding-bandingkan anak</text:p>
      <text:p text:style-name="P21"/>
      <text:p text:style-name="P21">anda memiliki 2 atau 3 anak. Tidak boleh membanding-bandingkan anak, “kayak kakak kamu dong rajin.” Gaboleh! Tapi langsung aja sampaikan harapan <text:span text:style-name="T10">anda</text:span>, jangan membanding-bandingkan “anak ibu kan rajin, anak ayah kan rajin.”</text:p>
      <text:p text:style-name="P21"/>
      <text:p text:style-name="P22">termasuk jangan memuji kakak, <text:span text:style-name="T11">sedangkan sang </text:span>adik hanya melihat <text:span text:style-name="T11">doang. Kalau anda ingin memuji, puji yang adil “kakak pinter, rajin belajar!” “adek juga tuh disiplin, rajin belajar juga!” Adil dalam memuji.</text:span></text:p>
      <text:p text:style-name="P22"/>
      <text:p text:style-name="P22"><text:span text:style-name="T11">Dan tidak boleh memarahi kakak didepan saudaranya, gaboleh. Ingat! Setiap orang tidak boleh dipermalukan! Jangankan soal kakak adik, anda sendiri jika di marahin bos di tempat kerja didepan teman-teman sendiri, bagaimana perasaan anda? </text:span></text:p>
      <text:p text:style-name="P22"/>
      <text:p text:style-name="P23"><text:span text:style-name="T11">Termasuk jika pulang ke rumah, tolong yang disapa itu kakak terlebih dulu, jangan adek terlebih dulu, “</text:span><text:span text:style-name="T12">adek lagi apaa uluh uluh gemes” kalo kakak “kakak PR udah dikerjain?!” langsung berubah nada bicaranya. </text:span></text:p>
      <text:p text:style-name="P23"/>
      <text:p text:style-name="P23"><text:span text:style-name="T12">Dalam ilmu parenting, kalau Anda pulang darimana-mana, sapalah kakak dulu, “Kaakak, lagi ngapain? Makasih yaa udah jagain adek” “dedek lagi ngapain?” nah itu paling bener, hak kesulungan.</text:span></text:p>
      <text:p text:style-name="P23"/>
      <text:p text:style-name="P23"><text:span text:style-name="T12">Bagi anda yang memiliki banyak anak, kalau weekend habiskan waktu bareng-bareng, pergi jalan ke mall. Tapi bagi anda memiliki 2 anak, anda wajib menyediakan waktu untuk jalan bareng kakak doang, atau jalan bareng adek doang. Itu wajib banget, supaya setiap anak masih merasa eksklusif. Karena sering terjadi pada dunia kakak-adek, kakak merasa kok semenjak ada adek dunia ku kok hilang ya, yang aku dulu sering berdua sama-sama ayah-ibu sekarang udah ga ada lagi masa-masa itu. </text:span></text:p>
      <text:p text:style-name="P23"/>
      <text:p text:style-name="P23"><text:span text:style-name="T12">Itu akan terekam dalam dunia alam bawah sadar nya kakak. Jadi hormati hak kesulungan si kakak.</text:span></text:p>
      <text:p text:style-name="P23"/>
      <text:p text:style-name="P23"><text:span text:style-name="T9">Note: dilarang membanding-bandingkan anak, puji yang adil, tidak menjatuhkan orang didepan umum, hormati hak kesulungan kakak, ada ke “ekslusifan”</text:span><text:span text:style-name="T12"> </text:span></text:p>
      <text:p text:style-name="P4"/>
      <text:p text:style-name="P24">6. Tunjukkan cinta kamu</text:p>
      <text:p text:style-name="P24"/>
      <text:p text:style-name="P24">tunjukkan kehangatan, kemesraan pada pasangan kamu. Ingat kemesraan ada batasnya ya! Anda rangkul istri/suami anda. Cium kening istri didepan mereka (anak-anak). Sehingga mereka bisa belajar tentang cinta, “oh itu namanya cinta” .</text:p>
      <text:p text:style-name="P24"/>
      <text:p text:style-name="P25"/>
      <text:p text:style-name="P25"/>
      <text:p text:style-name="P25"/>
      <text:p text:style-name="P25"/>
      <text:p text:style-name="P25"><text:soft-page-break/>7. prinsip marah 10 menit.</text:p>
      <text:p text:style-name="P25">Ketika anda memarahi anak, tidak boleh lebih dari 10 menit, harus langsung peluk dan minta maaf. </text:p>
      <text:p text:style-name="P25"/>
      <text:p text:style-name="P25">Ada 2 alasan utama; </text:p>
      <text:p text:style-name="P25">pertama, orang tua yang jarang minta maaf, anak nya akan tumbuh jadi orang yang sulit minta maaf juga.</text:p>
      <text:p text:style-name="P25">Kedua, kalau anda tidak minta maaf segera, nanti di alam bawah sadarnya akan ada sugesti, “ibu jahat, ayah jahat aku kayaknya ngga diinginkan” </text:p>
      <text:p text:style-name="P25"/>
      <text:p text:style-name="P25">karena di setiap batin anak yang sedang di marahin, itu ada sugesti “ibu masih sayang sama aku ga ya? Kalo emang sayang kok marah segitu nya ya?” akan muncul sugesti yang seperti itu, kalau anda ga langsung minta maaf dan peluk dia sebelum 10 menit, dia akan jawab sendiri “oh ibu jahat, aku sudah ga diinginkan”</text:p>
      <text:p text:style-name="P25"/>
      <text:p text:style-name="P25">perasaan inilah yang membuat anak tidak mau patuh terhadap anda, karena kita tidak bisa patuh dengan seseorang yang tidak menginginkan kita. Maka ada rumus dalam psikologi, kalau orang ingin patuh sama anda, maka sayangi dia. Buat dia yakin bahwa anda sayang dia, dia akan patuh dengan anda.</text:p>
      <text:p text:style-name="P25"/>
      <text:p text:style-name="P26">Ada anak yang kemudian karena luka batin dengan orang tua, kemudian malas belajar, tidak percaya diri, melakukan bully kepada temannya, semua anak yang membully temannya itu pasti ada luka batin di rumah. <text:s/>Anak-anak yang suka menyakiti temannya, suka godain temennya itu pasti dia sendiri adalah korban bullyan dari orang tua nya. </text:p>
      <text:p text:style-name="P26"/>
      <text:p text:style-name="P26">Sebenarnya anak-anak itu tidak jahat, TAPI berubah menjadi menyakiti orang lain, temannya, itu karena anda menyakiti dia duluan, amarah nya itu pindah, karena banyak orang yang meneruskan luka batin nya.</text:p>
      <text:p text:style-name="P25"/>
      <text:p text:style-name="P14">Note: ke<text:span text:style-name="T13">tika marahin anak ngga boleh marahin anak lebih dari 10 menit. Langsung dipeluk minta maaf. Supaya anak </text:span><text:span text:style-name="T1">tidak merasa bahwa ayah-ibu ngga sayang sama aku lagi. Karena ada anak yang dendam dengan dirinya sendiri. “maafin ayah, ayah sayang sama kamu”.</text:span></text:p>
      <text:p text:style-name="P15">semua anak yang membully temennya pasti ada luka batin di rumah. Amarah orang tua ke anak otomatis di lampiaskan untuk menyakiti orang l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5T13:31:18.896125185</meta:creation-date>
    <dc:date>2022-01-31T13:26:37.542537253</dc:date>
    <meta:editing-duration>PT1H14M31S</meta:editing-duration>
    <meta:editing-cycles>10</meta:editing-cycles>
    <meta:generator>LibreOffice/7.2.5.2$Linux_X86_64 LibreOffice_project/20$Build-2</meta:generator>
    <meta:document-statistic meta:table-count="0" meta:image-count="0" meta:object-count="0" meta:page-count="4" meta:paragraph-count="62" meta:word-count="1359" meta:character-count="8791" meta:non-whitespace-character-count="7475"/>
  </office:meta>
</office:document-meta>
</file>